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84"/>
    <style:style style:name="ce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 calcext:value-type="string">
            <text:p>factura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N ª factura</text:p>
          </table:table-cell>
          <table:table-cell table:style-name="ce2" office:value-type="string" calcext:value-type="string">
            <text:p>fecha_factura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2300+1500" office:value-type="float" office:value="3800" calcext:value-type="float">
            <text:p>3.800</text:p>
          </table:table-cell>
          <table:table-cell table:style-name="ce6" table:formula="of:=[.D4]*19%" office:value-type="float" office:value="722" calcext:value-type="float">
            <text:p>722</text:p>
          </table:table-cell>
          <table:table-cell table:formula="of:=[.D4]+[.E4]" office:value-type="float" office:value="4522" calcext:value-type="float">
            <text:p>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9990+10990+890" office:value-type="float" office:value="21870" calcext:value-type="float">
            <text:p>21.870</text:p>
          </table:table-cell>
          <table:table-cell table:style-name="ce6" table:formula="of:=[.D5]*19%" office:value-type="float" office:value="4155.3" calcext:value-type="float">
            <text:p>4.155</text:p>
          </table:table-cell>
          <table:table-cell table:formula="of:=[.D5]+[.E5]" office:value-type="float" office:value="26025.3" calcext:value-type="float">
            <text:p>26025,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4990+1990+1990" office:value-type="float" office:value="8970" calcext:value-type="float">
            <text:p>8.970</text:p>
          </table:table-cell>
          <table:table-cell table:style-name="ce6" table:formula="of:=[.D6]*19%" office:value-type="float" office:value="1704.3" calcext:value-type="float">
            <text:p>1.704</text:p>
          </table:table-cell>
          <table:table-cell table:formula="of:=[.D6]+[.E6]" office:value-type="float" office:value="10674.3" calcext:value-type="float">
            <text:p>10674,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2300+1500" office:value-type="float" office:value="3800" calcext:value-type="float">
            <text:p>3.800</text:p>
          </table:table-cell>
          <table:table-cell table:style-name="ce6" table:formula="of:=[.D7]*19%" office:value-type="float" office:value="722" calcext:value-type="float">
            <text:p>722</text:p>
          </table:table-cell>
          <table:table-cell table:formula="of:=[.D7]+[.E7]" office:value-type="float" office:value="4522" calcext:value-type="float">
            <text:p>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9990+10990+890" office:value-type="float" office:value="21870" calcext:value-type="float">
            <text:p>21.870</text:p>
          </table:table-cell>
          <table:table-cell table:style-name="ce6" table:formula="of:=[.D8]*19%" office:value-type="float" office:value="4155.3" calcext:value-type="float">
            <text:p>4.155</text:p>
          </table:table-cell>
          <table:table-cell table:formula="of:=[.D8]+[.E8]" office:value-type="float" office:value="26025.3" calcext:value-type="float">
            <text:p>26025,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office:value-type="float" office:value="4990" calcext:value-type="float">
            <text:p>4.990</text:p>
          </table:table-cell>
          <table:table-cell table:style-name="ce6" table:formula="of:=[.D9]*19%" office:value-type="float" office:value="948.1" calcext:value-type="float">
            <text:p>948</text:p>
          </table:table-cell>
          <table:table-cell table:formula="of:=[.D9]+[.E9]" office:value-type="float" office:value="5938.1" calcext:value-type="float">
            <text:p>5938,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1990+1990" office:value-type="float" office:value="3980" calcext:value-type="float">
            <text:p>3.980</text:p>
          </table:table-cell>
          <table:table-cell table:style-name="ce6" table:formula="of:=[.D10]*19%" office:value-type="float" office:value="756.2" calcext:value-type="float">
            <text:p>756</text:p>
          </table:table-cell>
          <table:table-cell table:formula="of:=[.D10]+[.E10]" office:value-type="float" office:value="4736.2" calcext:value-type="float">
            <text:p>4736,2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2300+1500+9990" office:value-type="float" office:value="13790" calcext:value-type="float">
            <text:p>13.790</text:p>
          </table:table-cell>
          <table:table-cell table:style-name="ce6" table:formula="of:=[.D11]*19%" office:value-type="float" office:value="2620.1" calcext:value-type="float">
            <text:p>2.620</text:p>
          </table:table-cell>
          <table:table-cell table:formula="of:=[.D11]+[.E11]" office:value-type="float" office:value="16410.1" calcext:value-type="float">
            <text:p>16410,1</text:p>
          </table:table-cell>
          <table:table-cell/>
          <table:table-cell table:style-name="ce2" office:value-type="string" calcext:value-type="string">
            <text:p>categorias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productos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table:formula="of:=10990+890+4990+1990" office:value-type="float" office:value="18860" calcext:value-type="float">
            <text:p>18.860</text:p>
          </table:table-cell>
          <table:table-cell table:style-name="ce6" table:formula="of:=[.D12]*19%" office:value-type="float" office:value="3583.4" calcext:value-type="float">
            <text:p>3.583</text:p>
          </table:table-cell>
          <table:table-cell table:formula="of:=[.D12]+[.E12]" office:value-type="float" office:value="22443.4" calcext:value-type="float">
            <text:p>22443,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office:value-type="date" office:date-value="2019-02-02" calcext:value-type="date">
            <text:p>2019-02-02</text:p>
          </table:table-cell>
          <table:table-cell table:style-name="ce6" office:value-type="float" office:value="1990" calcext:value-type="float">
            <text:p>1.990</text:p>
          </table:table-cell>
          <table:table-cell table:style-name="ce6" table:formula="of:=[.D13]*19%" office:value-type="float" office:value="378.1" calcext:value-type="float">
            <text:p>378</text:p>
          </table:table-cell>
          <table:table-cell table:formula="of:=[.D13]+[.E13]" office:value-type="float" office:value="2368.1" calcext:value-type="float">
            <text:p>2368,1</text:p>
          </table:table-cell>
          <table:table-cell table:style-name="ce3" office:value-type="string" calcext:value-type="string">
            <text:p>id SERIAL PK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escripcion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escripcion</text:p>
          </table:table-cell>
          <table:table-cell table:style-name="ce2" office:value-type="string" calcext:value-type="string">
            <text:p>valor_unitario</text:p>
          </table:table-cell>
        </table:table-row>
        <table:table-row table:style-name="ro1">
          <table:table-cell table:number-columns-repeated="6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jugos y refresco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bebida refrescant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Ciente</text:p>
          </table:table-cell>
          <table:covered-table-cell/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uguetes</text:p>
          </table:table-cell>
          <table:table-cell office:value-type="string" calcext:value-type="string">
            <text:p>entretenimiento para niños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Wats de naranja</text:p>
          </table:table-cell>
          <table:table-cell office:value-type="string" calcext:value-type="string">
            <text:p>jugo de naranj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6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lacteos</text:p>
          </table:table-cell>
          <table:table-cell office:value-type="string" calcext:value-type="string">
            <text:p>productos derivado de la leche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ubo rubik</text:p>
          </table:table-cell>
          <table:table-cell office:value-type="string" calcext:value-type="string">
            <text:p>puzzle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rut</text:p>
          </table:table-cell>
          <table:table-cell table:style-name="ce2" office:value-type="string" calcext:value-type="string">
            <text:p>direccion</text:p>
          </table:table-cell>
          <table:table-cell table:number-columns-repeated="5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onopolio</text:p>
          </table:table-cell>
          <table:table-cell office:value-type="string" calcext:value-type="string">
            <text:p>Juego de mesa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44444444-4</text:p>
          </table:table-cell>
          <table:table-cell office:value-type="string" calcext:value-type="string">
            <text:p>arturo prat 55</text:p>
          </table:table-cell>
          <table:table-cell table:number-columns-repeated="5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leche de vaca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33333333-3</text:p>
          </table:table-cell>
          <table:table-cell office:value-type="string" calcext:value-type="string">
            <text:p>Localhost 80</text:p>
          </table:table-cell>
          <table:table-cell table:number-columns-repeated="5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eche en polvo</text:p>
          </table:table-cell>
          <table:table-cell office:value-type="string" calcext:value-type="string">
            <text:p>leche en polvo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Mirson</text:p>
          </table:table-cell>
          <table:table-cell office:value-type="string" calcext:value-type="string">
            <text:p>55555555-5</text:p>
          </table:table-cell>
          <table:table-cell office:value-type="string" calcext:value-type="string">
            <text:p>Providencia 23</text:p>
          </table:table-cell>
          <table:table-cell table:number-columns-repeated="5"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ipton de limon</text:p>
          </table:table-cell>
          <table:table-cell office:value-type="string" calcext:value-type="string">
            <text:p>jugo de te sabor limon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Juanito</text:p>
          </table:table-cell>
          <table:table-cell office:value-type="string" calcext:value-type="string">
            <text:p>22222222-2</text:p>
          </table:table-cell>
          <table:table-cell office:value-type="string" calcext:value-type="string">
            <text:p>O’higgins 454</text:p>
          </table:table-cell>
          <table:table-cell table:number-columns-repeated="5"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ebida refrescant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11111111-1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2" table:number-rows-spanned="1">
            <text:p>producto_categoria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categorias_id</text:p>
          </table:table-cell>
          <table:table-cell table:style-name="ce2" office:value-type="string" calcext:value-type="string">
            <text:p>productos_i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acturas_clientes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listado_productos</text:p>
          </table:table-cell>
          <table:covered-table-cell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iente_id</text:p>
          </table:table-cell>
          <table:table-cell office:value-type="string" calcext:value-type="string">
            <text:p>factura_id</text:p>
          </table:table-cell>
          <table:table-cell/>
          <table:table-cell office:value-type="string" calcext:value-type="string">
            <text:p>factura_id</text:p>
          </table:table-cell>
          <table:table-cell office:value-type="string" calcext:value-type="string">
            <text:p>productos_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0:22:15.674973906</meta:creation-date>
    <dc:date>2020-09-04T11:42:25.438778207</dc:date>
    <meta:editing-duration>PT16M7S</meta:editing-duration>
    <meta:editing-cycles>3</meta:editing-cycles>
    <meta:generator>LibreOffice/6.1.5.2$Linux_X86_64 LibreOffice_project/10$Build-2</meta:generator>
    <meta:document-statistic meta:table-count="1" meta:cell-count="223" meta:object-count="0"/>
  </office:meta>
</office:document-meta>
</file>